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42.76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raySize 1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/>
          <table:table-cell office:value-type="string" calcext:value-type="string">
            <text:p>Average of 10 runs for: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46028" calcext:value-type="float">
            <text:p>1146028</text:p>
          </table:table-cell>
          <table:table-cell office:value-type="float" office:value="3854158" calcext:value-type="float">
            <text:p>3854158</text:p>
          </table:table-cell>
          <table:table-cell/>
          <table:table-cell office:value-type="string" calcext:value-type="string">
            <text:p>ArraySize 100 000</text:p>
          </table:table-cell>
          <table:table-cell table:formula="of:=AVERAGE([.B2:.B11])" office:value-type="float" office:value="23.9" calcext:value-type="float">
            <text:p>23.9</text:p>
          </table:table-cell>
          <table:table-cell table:formula="of:=AVERAGE([.C2:.C11])" office:value-type="float" office:value="15.7" calcext:value-type="float">
            <text:p>15.7</text:p>
          </table:table-cell>
          <table:table-cell table:formula="of:=AVERAGE([.D2:.D11])" office:value-type="float" office:value="1058081.5" calcext:value-type="float">
            <text:p>1058081.5</text:p>
          </table:table-cell>
          <table:table-cell table:formula="of:=AVERAGE([.E2:.E11])" office:value-type="float" office:value="3853910.3" calcext:value-type="float">
            <text:p>3853910.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16031" calcext:value-type="float">
            <text:p>1016031</text:p>
          </table:table-cell>
          <table:table-cell office:value-type="float" office:value="3854026" calcext:value-type="float">
            <text:p>3854026</text:p>
          </table:table-cell>
          <table:table-cell/>
          <table:table-cell office:value-type="string" calcext:value-type="string">
            <text:p>ArraySize 500 000</text:p>
          </table:table-cell>
          <table:table-cell table:formula="of:=AVERAGE([.B14:.B23])" office:value-type="float" office:value="60.1" calcext:value-type="float">
            <text:p>60.1</text:p>
          </table:table-cell>
          <table:table-cell table:formula="of:=AVERAGE([.C14:.C23])" office:value-type="float" office:value="48.4" calcext:value-type="float">
            <text:p>48.4</text:p>
          </table:table-cell>
          <table:table-cell table:formula="of:=AVERAGE([.D14:.D23])" office:value-type="float" office:value="6261844.4" calcext:value-type="float">
            <text:p>6261844.4</text:p>
          </table:table-cell>
          <table:table-cell table:formula="of:=AVERAGE([.E14:.E23])" office:value-type="float" office:value="22101995.4" calcext:value-type="float">
            <text:p>22101995.4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05926" calcext:value-type="float">
            <text:p>1105926</text:p>
          </table:table-cell>
          <table:table-cell office:value-type="float" office:value="3853905" calcext:value-type="float">
            <text:p>3853905</text:p>
          </table:table-cell>
          <table:table-cell/>
          <table:table-cell office:value-type="string" calcext:value-type="string">
            <text:p>ArraySize 1 000 000</text:p>
          </table:table-cell>
          <table:table-cell table:formula="of:=AVERAGE([.B26:.B35])" office:value-type="float" office:value="110.1" calcext:value-type="float">
            <text:p>110.1</text:p>
          </table:table-cell>
          <table:table-cell table:formula="of:=AVERAGE([.C26:.C35])" office:value-type="float" office:value="99.3" calcext:value-type="float">
            <text:p>99.3</text:p>
          </table:table-cell>
          <table:table-cell table:formula="of:=AVERAGE([.D26:.D35])" office:value-type="float" office:value="12994342.3" calcext:value-type="float">
            <text:p>12994342.3</text:p>
          </table:table-cell>
          <table:table-cell table:formula="of:=AVERAGE([.E26:.E35])" office:value-type="float" office:value="46862878.8" calcext:value-type="float">
            <text:p>46862878.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23262" calcext:value-type="float">
            <text:p>1023262</text:p>
          </table:table-cell>
          <table:table-cell office:value-type="float" office:value="3853973" calcext:value-type="float">
            <text:p>3853973</text:p>
          </table:table-cell>
          <table:table-cell/>
          <table:table-cell office:value-type="string" calcext:value-type="string">
            <text:p>ArraySize 5 000 000</text:p>
          </table:table-cell>
          <table:table-cell table:formula="of:=AVERAGE([.B38:.B47])" office:value-type="float" office:value="507.9" calcext:value-type="float">
            <text:p>507.9</text:p>
          </table:table-cell>
          <table:table-cell table:formula="of:=AVERAGE([.C38:.C47])" office:value-type="float" office:value="511.2" calcext:value-type="float">
            <text:p>511.2</text:p>
          </table:table-cell>
          <table:table-cell table:formula="of:=AVERAGE([.D38:.D47])" office:value-type="float" office:value="73351512.2" calcext:value-type="float">
            <text:p>73351512.2</text:p>
          </table:table-cell>
          <table:table-cell table:formula="of:=AVERAGE([.E38:.E47])" office:value-type="float" office:value="263791036.7" calcext:value-type="float">
            <text:p>263791036.7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39978" calcext:value-type="float">
            <text:p>1039978</text:p>
          </table:table-cell>
          <table:table-cell office:value-type="float" office:value="3854029" calcext:value-type="float">
            <text:p>3854029</text:p>
          </table:table-cell>
          <table:table-cell/>
          <table:table-cell office:value-type="string" calcext:value-type="string">
            <text:p>ArraySize 10 000 000</text:p>
          </table:table-cell>
          <table:table-cell table:formula="of:=AVERAGE([.B50:.B59])" office:value-type="float" office:value="1084.1" calcext:value-type="float">
            <text:p>1084.1</text:p>
          </table:table-cell>
          <table:table-cell table:formula="of:=AVERAGE([.C50:.C59])" office:value-type="float" office:value="1070.1" calcext:value-type="float">
            <text:p>1070.1</text:p>
          </table:table-cell>
          <table:table-cell table:formula="of:=AVERAGE([.D50:.D59])" office:value-type="float" office:value="152610412.6" calcext:value-type="float">
            <text:p>152610412.6</text:p>
          </table:table-cell>
          <table:table-cell table:formula="of:=AVERAGE([.E50:.E59])" office:value-type="float" office:value="552309124" calcext:value-type="float">
            <text:p>552309124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61523" calcext:value-type="float">
            <text:p>1161523</text:p>
          </table:table-cell>
          <table:table-cell office:value-type="float" office:value="3852889" calcext:value-type="float">
            <text:p>385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33049" calcext:value-type="float">
            <text:p>1033049</text:p>
          </table:table-cell>
          <table:table-cell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18200" calcext:value-type="float">
            <text:p>1018200</text:p>
          </table:table-cell>
          <table:table-cell office:value-type="float" office:value="3854034" calcext:value-type="float">
            <text:p>3854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5718" calcext:value-type="float">
            <text:p>1035718</text:p>
          </table:table-cell>
          <table:table-cell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1100" calcext:value-type="float">
            <text:p>1001100</text:p>
          </table:table-cell>
          <table:table-cell office:value-type="float" office:value="3854025" calcext:value-type="float">
            <text:p>38540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193677" calcext:value-type="float">
            <text:p>6193677</text:p>
          </table:table-cell>
          <table:table-cell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213977" calcext:value-type="float">
            <text:p>6213977</text:p>
          </table:table-cell>
          <table:table-cell office:value-type="float" office:value="22103908" calcext:value-type="float">
            <text:p>22103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7613712" calcext:value-type="float">
            <text:p>7613712</text:p>
          </table:table-cell>
          <table:table-cell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121095" calcext:value-type="float">
            <text:p>6121095</text:p>
          </table:table-cell>
          <table:table-cell office:value-type="float" office:value="22103330" calcext:value-type="float">
            <text:p>22103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176166" calcext:value-type="float">
            <text:p>6176166</text:p>
          </table:table-cell>
          <table:table-cell office:value-type="float" office:value="22106313" calcext:value-type="float">
            <text:p>22106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883183" calcext:value-type="float">
            <text:p>5883183</text:p>
          </table:table-cell>
          <table:table-cell office:value-type="float" office:value="22098857" calcext:value-type="float">
            <text:p>22098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318830" calcext:value-type="float">
            <text:p>6318830</text:p>
          </table:table-cell>
          <table:table-cell office:value-type="float" office:value="22103472" calcext:value-type="float">
            <text:p>22103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920789" calcext:value-type="float">
            <text:p>5920789</text:p>
          </table:table-cell>
          <table:table-cell office:value-type="float" office:value="22092725" calcext:value-type="float">
            <text:p>220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486741" calcext:value-type="float">
            <text:p>6486741</text:p>
          </table:table-cell>
          <table:table-cell office:value-type="float" office:value="22100559" calcext:value-type="float">
            <text:p>22100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690274" calcext:value-type="float">
            <text:p>5690274</text:p>
          </table:table-cell>
          <table:table-cell office:value-type="float" office:value="22098875" calcext:value-type="float">
            <text:p>220988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2779360" calcext:value-type="float">
            <text:p>12779360</text:p>
          </table:table-cell>
          <table:table-cell office:value-type="float" office:value="46861292" calcext:value-type="float">
            <text:p>4686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552197" calcext:value-type="float">
            <text:p>13552197</text:p>
          </table:table-cell>
          <table:table-cell office:value-type="float" office:value="46864800" calcext:value-type="float">
            <text:p>46864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2562510" calcext:value-type="float">
            <text:p>12562510</text:p>
          </table:table-cell>
          <table:table-cell office:value-type="float" office:value="46860572" calcext:value-type="float">
            <text:p>46860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946517" calcext:value-type="float">
            <text:p>12946517</text:p>
          </table:table-cell>
          <table:table-cell office:value-type="float" office:value="46859250" calcext:value-type="float">
            <text:p>46859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2665960" calcext:value-type="float">
            <text:p>12665960</text:p>
          </table:table-cell>
          <table:table-cell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2689939" calcext:value-type="float">
            <text:p>12689939</text:p>
          </table:table-cell>
          <table:table-cell office:value-type="float" office:value="46865195" calcext:value-type="float">
            <text:p>46865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4353216" calcext:value-type="float">
            <text:p>14353216</text:p>
          </table:table-cell>
          <table:table-cell office:value-type="float" office:value="46858412" calcext:value-type="float">
            <text:p>46858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3098141" calcext:value-type="float">
            <text:p>13098141</text:p>
          </table:table-cell>
          <table:table-cell office:value-type="float" office:value="46871074" calcext:value-type="float">
            <text:p>4687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2911317" calcext:value-type="float">
            <text:p>12911317</text:p>
          </table:table-cell>
          <table:table-cell office:value-type="float" office:value="46872031" calcext:value-type="float">
            <text:p>46872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384266" calcext:value-type="float">
            <text:p>12384266</text:p>
          </table:table-cell>
          <table:table-cell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76130887" calcext:value-type="float">
            <text:p>76130887</text:p>
          </table:table-cell>
          <table:table-cell office:value-type="float" office:value="263790822" calcext:value-type="float">
            <text:p>263790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75254776" calcext:value-type="float">
            <text:p>75254776</text:p>
          </table:table-cell>
          <table:table-cell office:value-type="float" office:value="263796267" calcext:value-type="float">
            <text:p>263796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68928025" calcext:value-type="float">
            <text:p>68928025</text:p>
          </table:table-cell>
          <table:table-cell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493" calcext:value-type="float">
            <text:p>493</text:p>
          </table:table-cell>
          <table:table-cell office:value-type="float" office:value="511" calcext:value-type="float">
            <text:p>511</text:p>
          </table:table-cell>
          <table:table-cell office:value-type="float" office:value="73095058" calcext:value-type="float">
            <text:p>73095058</text:p>
          </table:table-cell>
          <table:table-cell office:value-type="float" office:value="263801413" calcext:value-type="float">
            <text:p>263801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71851690" calcext:value-type="float">
            <text:p>71851690</text:p>
          </table:table-cell>
          <table:table-cell office:value-type="float" office:value="263785612" calcext:value-type="float">
            <text:p>26378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495" calcext:value-type="float">
            <text:p>495</text:p>
          </table:table-cell>
          <table:table-cell office:value-type="float" office:value="530" calcext:value-type="float">
            <text:p>530</text:p>
          </table:table-cell>
          <table:table-cell office:value-type="float" office:value="73218917" calcext:value-type="float">
            <text:p>73218917</text:p>
          </table:table-cell>
          <table:table-cell office:value-type="float" office:value="263793353" calcext:value-type="float">
            <text:p>26379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74336187" calcext:value-type="float">
            <text:p>74336187</text:p>
          </table:table-cell>
          <table:table-cell office:value-type="float" office:value="263785345" calcext:value-type="float">
            <text:p>26378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11" calcext:value-type="float">
            <text:p>511</text:p>
          </table:table-cell>
          <table:table-cell office:value-type="float" office:value="489" calcext:value-type="float">
            <text:p>489</text:p>
          </table:table-cell>
          <table:table-cell office:value-type="float" office:value="72506106" calcext:value-type="float">
            <text:p>72506106</text:p>
          </table:table-cell>
          <table:table-cell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72274616" calcext:value-type="float">
            <text:p>72274616</text:p>
          </table:table-cell>
          <table:table-cell office:value-type="float" office:value="263789253" calcext:value-type="float">
            <text:p>263789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08" calcext:value-type="float">
            <text:p>508</text:p>
          </table:table-cell>
          <table:table-cell office:value-type="float" office:value="486" calcext:value-type="float">
            <text:p>486</text:p>
          </table:table-cell>
          <table:table-cell office:value-type="float" office:value="75918860" calcext:value-type="float">
            <text:p>75918860</text:p>
          </table:table-cell>
          <table:table-cell office:value-type="float" office:value="263791644" calcext:value-type="float">
            <text:p>26379164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1059" calcext:value-type="float">
            <text:p>1059</text:p>
          </table:table-cell>
          <table:table-cell office:value-type="float" office:value="1085" calcext:value-type="float">
            <text:p>1085</text:p>
          </table:table-cell>
          <table:table-cell office:value-type="float" office:value="148579935" calcext:value-type="float">
            <text:p>148579935</text:p>
          </table:table-cell>
          <table:table-cell office:value-type="float" office:value="552312592" calcext:value-type="float">
            <text:p>55231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96" calcext:value-type="float">
            <text:p>1096</text:p>
          </table:table-cell>
          <table:table-cell office:value-type="float" office:value="1171" calcext:value-type="float">
            <text:p>1171</text:p>
          </table:table-cell>
          <table:table-cell office:value-type="float" office:value="152600355" calcext:value-type="float">
            <text:p>152600355</text:p>
          </table:table-cell>
          <table:table-cell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98" calcext:value-type="float">
            <text:p>1098</text:p>
          </table:table-cell>
          <table:table-cell office:value-type="float" office:value="1069" calcext:value-type="float">
            <text:p>1069</text:p>
          </table:table-cell>
          <table:table-cell office:value-type="float" office:value="151053291" calcext:value-type="float">
            <text:p>151053291</text:p>
          </table:table-cell>
          <table:table-cell office:value-type="float" office:value="552307555" calcext:value-type="float">
            <text:p>552307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194" calcext:value-type="float">
            <text:p>1194</text:p>
          </table:table-cell>
          <table:table-cell office:value-type="float" office:value="1013" calcext:value-type="float">
            <text:p>1013</text:p>
          </table:table-cell>
          <table:table-cell office:value-type="float" office:value="152015191" calcext:value-type="float">
            <text:p>152015191</text:p>
          </table:table-cell>
          <table:table-cell office:value-type="float" office:value="552310904" calcext:value-type="float">
            <text:p>552310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056" calcext:value-type="float">
            <text:p>1056</text:p>
          </table:table-cell>
          <table:table-cell office:value-type="float" office:value="1084" calcext:value-type="float">
            <text:p>1084</text:p>
          </table:table-cell>
          <table:table-cell office:value-type="float" office:value="162515130" calcext:value-type="float">
            <text:p>162515130</text:p>
          </table:table-cell>
          <table:table-cell office:value-type="float" office:value="552312661" calcext:value-type="float">
            <text:p>5523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76" calcext:value-type="float">
            <text:p>1076</text:p>
          </table:table-cell>
          <table:table-cell office:value-type="float" office:value="1052" calcext:value-type="float">
            <text:p>1052</text:p>
          </table:table-cell>
          <table:table-cell office:value-type="float" office:value="148425170" calcext:value-type="float">
            <text:p>148425170</text:p>
          </table:table-cell>
          <table:table-cell office:value-type="float" office:value="552306520" calcext:value-type="float">
            <text:p>552306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077" calcext:value-type="float">
            <text:p>1077</text:p>
          </table:table-cell>
          <table:table-cell office:value-type="float" office:value="1047" calcext:value-type="float">
            <text:p>1047</text:p>
          </table:table-cell>
          <table:table-cell office:value-type="float" office:value="148419869" calcext:value-type="float">
            <text:p>148419869</text:p>
          </table:table-cell>
          <table:table-cell office:value-type="float" office:value="552306552" calcext:value-type="float">
            <text:p>55230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62" calcext:value-type="float">
            <text:p>1062</text:p>
          </table:table-cell>
          <table:table-cell office:value-type="float" office:value="1081" calcext:value-type="float">
            <text:p>1081</text:p>
          </table:table-cell>
          <table:table-cell office:value-type="float" office:value="153684005" calcext:value-type="float">
            <text:p>153684005</text:p>
          </table:table-cell>
          <table:table-cell office:value-type="float" office:value="552306040" calcext:value-type="float">
            <text:p>552306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042" calcext:value-type="float">
            <text:p>1042</text:p>
          </table:table-cell>
          <table:table-cell office:value-type="float" office:value="1037" calcext:value-type="float">
            <text:p>1037</text:p>
          </table:table-cell>
          <table:table-cell office:value-type="float" office:value="149512576" calcext:value-type="float">
            <text:p>149512576</text:p>
          </table:table-cell>
          <table:table-cell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81" calcext:value-type="float">
            <text:p>1081</text:p>
          </table:table-cell>
          <table:table-cell office:value-type="float" office:value="1062" calcext:value-type="float">
            <text:p>1062</text:p>
          </table:table-cell>
          <table:table-cell office:value-type="float" office:value="159298604" calcext:value-type="float">
            <text:p>159298604</text:p>
          </table:table-cell>
          <table:table-cell office:value-type="float" office:value="552310112" calcext:value-type="float">
            <text:p>552310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16:48.66406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38:09.393381566</meta:creation-date>
    <dc:date>2019-02-27T12:50:53.253258063</dc:date>
    <meta:editing-duration>PT3H32M22S</meta:editing-duration>
    <meta:editing-cycles>23</meta:editing-cycles>
    <meta:generator>LibreOffice/6.1.4.2$Linux_X86_64 LibreOffice_project/9d0f32d1f0b509096fd65e0d4bec26ddd1938fd3</meta:generator>
    <meta:document-statistic meta:table-count="1" meta:cell-count="305" meta:object-count="0"/>
  </office:meta>
</office:document-meta>
</file>